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0000"/>
    </style:style>
    <style:style style:name="P2" style:family="paragraph" style:parent-style-name="Standard">
      <style:text-properties fo:background-color="#81d41a"/>
    </style:style>
    <style:style style:name="T1" style:family="text">
      <style:text-properties fo:background-color="#ff0000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fo:background-color="#81d41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_lon:</text:p>
      <text:p text:style-name="P1"><text:s/>[[0 0 -1.25 0 0]</text:p>
      <text:p text:style-name="P1"><text:s/>[0 0 24.97 0 0]</text:p>
      <text:p text:style-name="P1"><text:s/>[0 0 0 0 0]</text:p>
      <text:p text:style-name="P1"><text:s/>[0 0 0.9997 0 0]</text:p>
      <text:p text:style-name="P2"><text:s/>[0.04999 -0.9987 0 25 0]] </text:p>
      <text:p text:style-name="P1"/>
      <text:p text:style-name="P1">B_lon:</text:p>
      <text:p text:style-name="P1"><text:s/>[[0 0]</text:p>
      <text:p text:style-name="P1"><text:s/>[0 0]</text:p>
      <text:p text:style-name="P1"><text:s/>[0 0]</text:p>
      <text:p text:style-name="P1"><text:s/>[0 0]</text:p>
      <text:p text:style-name="P1"><text:s/>[0 0]] </text:p>
      <text:p text:style-name="P1"/>
      <text:p text:style-name="P1">A_lat:</text:p>
      <text:p text:style-name="P1"><text:s/>[[0 1.25 -24.97 0 0]</text:p>
      <text:p text:style-name="P1"><text:s/>[0 0 0 0 0]</text:p>
      <text:p text:style-name="P1"><text:s/>[0 0 0 0 0]</text:p>
      <text:p text:style-name="P1"><text:s/>[0 1 0.05005 0 0]</text:p>
      <text:p text:style-name="P1"><text:s/>[0 -1.67e-06 1.001 0 0]] </text:p>
      <text:p text:style-name="P1"/>
      <text:p text:style-name="P1">B_lat:</text:p>
      <text:p text:style-name="P1"><text:s/>[[0 0]</text:p>
      <text:p text:style-name="P1"><text:s/>[0 0]</text:p>
      <text:p text:style-name="P1"><text:s/>[0 0]</text:p>
      <text:p text:style-name="P1"><text:s/>[0 0]</text:p>
      <text:p text:style-name="P1"><text:s/>[0 0]] </text:p>
      <text:p text:style-name="Standard"/>
      <text:p text:style-name="Standard"><text:s text:c="4"/><text:span text:style-name="T3">Va_trim: <text:s/>25.000000291201477 </text:span></text:p>
      <text:p text:style-name="P2"/>
      <text:p text:style-name="P2"><text:s/>alpha_trim: <text:s/>0.05001104395214544 </text:p>
      <text:p text:style-name="P2"/>
      <text:p text:style-name="P2"><text:s/>theta_trim: <text:s/>0.05001119284259128 </text:p>
      <text:p text:style-name="P2"/>
      <text:p text:style-name="P2"><text:s text:c="5"/>a_phi1: <text:s/>22.628850956839955 </text:p>
      <text:p text:style-name="P2"/>
      <text:p text:style-name="P2"><text:s text:c="5"/>a_phi2: <text:s/>130.88368124853207 </text:p>
      <text:p text:style-name="P2"/>
      <text:p text:style-name="P2"><text:s text:c="3"/>a_theta1: <text:s/>5.294738359662443 </text:p>
      <text:p text:style-name="P2"/>
      <text:p text:style-name="P2"><text:s text:c="3"/>a_theta2: <text:s/>99.94742395724161 </text:p>
      <text:p text:style-name="P2"/>
      <text:p text:style-name="P2"><text:s text:c="3"/>a_theta3: <text:s/>-36.11239040790846 </text:p>
      <text:p text:style-name="P2"/>
      <text:p text:style-name="P2"><text:s text:c="7"/>a_V1: <text:s/>0.2854506430603969 </text:p>
      <text:p text:style-name="P2"/>
      <text:p text:style-name="P2"><text:s text:c="7"/>a_V2: <text:s/>8.20722086381344 </text:p>
      <text:p text:style-name="P2"/>
      <text:p text:style-name="P2"><text:s text:c="7"/>a_V3: <text:s/>9.809999999999892 </text:p>
      <text:p text:style-name="P2"><text:soft-page-break/></text:p>
      <text:p text:style-name="P2">x_euler_: </text:p>
      <text:p text:style-name="P2"><text:s/>[[0]</text:p>
      <text:p text:style-name="P2"><text:s/>[-0]</text:p>
      <text:p text:style-name="P2"><text:s/>[-100]</text:p>
      <text:p text:style-name="P2"><text:s/>[24.97]</text:p>
      <text:p text:style-name="P2"><text:s/>[0]</text:p>
      <text:p text:style-name="P2"><text:s/>[1.25]</text:p>
      <text:p text:style-name="P2"><text:s/>[0]</text:p>
      <text:p text:style-name="P2"><text:s/>[0.05001]</text:p>
      <text:p text:style-name="P2"><text:s/>[0]</text:p>
      <text:p text:style-name="P2"><text:s/>[0]</text:p>
      <text:p text:style-name="P2"><text:s/>[0]</text:p>
      <text:p text:style-name="P2"><text:s/>[0]] </text:p>
      <text:p text:style-name="P2"/>
      <text:p text:style-name="P2">x_quat_: </text:p>
      <text:p text:style-name="P2"><text:s/>[[0]</text:p>
      <text:p text:style-name="P2"><text:s/>[-0]</text:p>
      <text:p text:style-name="P2"><text:s/>[-100]</text:p>
      <text:p text:style-name="P2"><text:s/>[24.97]</text:p>
      <text:p text:style-name="P2"><text:s/>[0]</text:p>
      <text:p text:style-name="P2"><text:s/>[1.25]</text:p>
      <text:p text:style-name="P2"><text:s/>[0.9997]</text:p>
      <text:p text:style-name="P2"><text:s/>[0]</text:p>
      <text:p text:style-name="P2"><text:s/>[0.025]</text:p>
      <text:p text:style-name="P2"><text:s/>[0]</text:p>
      <text:p text:style-name="P2"><text:s/>[0]</text:p>
      <text:p text:style-name="P2"><text:s/>[0]</text:p>
      <text:p text:style-name="P2"><text:s/>[0]] </text:p>
      <text:p text:style-name="P2"/>
      <text:p text:style-name="P2">f_euler_: </text:p>
      <text:p text:style-name="P2"><text:s/>[[25]</text:p>
      <text:p text:style-name="P2"><text:s/>[0]</text:p>
      <text:p text:style-name="P2"><text:s/>[-3.722e-06]</text:p>
      <text:p text:style-name="P2"><text:s/>[-0.0005128]</text:p>
      <text:p text:style-name="P2"><text:s/>[0.001588]</text:p>
      <text:p text:style-name="P2"><text:s/>[0.00998]</text:p>
      <text:p text:style-name="P2"><text:s/>[0]</text:p>
      <text:p text:style-name="P2"><text:s/>[0]</text:p>
      <text:p text:style-name="P2"><text:s/>[0]</text:p>
      <text:p text:style-name="P2"><text:s/>[-4.984e-05]</text:p>
      <text:p text:style-name="P2"><text:s/>[-1.475e-06]</text:p>
      <text:p text:style-name="P2"><text:s/>[0.0002517]] </text:p>
      <text:p text:style-name="Standard"/>
      <text:p text:style-name="P1">A_: </text:p>
      <text:p text:style-name="P2"><text:s/>[[0 0 0 0.9987 0 0.04999 -0.0003124 -0.125 -0.125 0 0 0]</text:p>
      <text:p text:style-name="P2"><text:s/>[0 0 0 0 1 0 -1.25 0 25 0 0 0]</text:p>
      <text:p text:style-name="P2"><text:s/>[0 0 0 -0.04999 0 0.9987 -0.006241 -25 1.388e-14 0 0 0]</text:p>
      <text:p text:style-name="P1"><text:s/>[0 0 0 0 0 0 0 0 0 0 -1.25 0]</text:p>
      <text:p text:style-name="P1"><text:soft-page-break/><text:s/>[0 0 0 0 0 0 0 0 0 1.25 0 -24.97]</text:p>
      <text:p text:style-name="P1"><text:s/>[0 0 0 0 0 0 0 0 0 0 24.97 0]</text:p>
      <text:p text:style-name="P1"><text:s/>[0 0 0 0 0 0 0 0 0 1 0 0.05005]</text:p>
      <text:p text:style-name="P1"><text:s/>[0 0 0 0 0 0 0 0 0 -0.0002439 0.9997 -0.0002564]</text:p>
      <text:p text:style-name="P1"><text:s/>[0 0 0 0 0 0 0 0 0 -1.67e-06 0 1.001]</text:p>
      <text:p text:style-name="P1"><text:s/>[0 0 0 0 0 0 0 0 0 0 0 0]</text:p>
      <text:p text:style-name="P1"><text:s/>[0 0 0 0 0 0 0 0 0 -0.001061 0 0.001061]</text:p>
      <text:p text:style-name="P1"><text:s/>[0 0 0 0 0 0 0 0 0 0 0 0]] </text:p>
      <text:p text:style-name="P1"/>
      <text:p text:style-name="P1">B_: </text:p>
      <text:p text:style-name="P1"><text:s/>[[0 0 0 0.9987]</text:p>
      <text:p text:style-name="P1"><text:s/>[0 0 0 0]</text:p>
      <text:p text:style-name="P1"><text:s/>[0 0 0 -0.04999]</text:p>
      <text:p text:style-name="P1"><text:s/>[0 0 0 0]</text:p>
      <text:p text:style-name="P1"><text:s/>[0 0 0 0]</text:p>
      <text:p text:style-name="P1"><text:s/>[0 0 0 0]</text:p>
      <text:p text:style-name="P1"><text:s/>[0 0 0 0]</text:p>
      <text:p text:style-name="P1"><text:s/>[0 0 0 0]</text:p>
      <text:p text:style-name="P1"><text:s/>[0 0 0 0]</text:p>
      <text:p text:style-name="P1"><text:s/>[0 0 0 0]</text:p>
      <text:p text:style-name="P1"><text:s/>[0 0 0 0]</text:p>
      <text:p text:style-name="P1"><text:s/>[0 0 0 0]] </text:p>
      <text:p text:style-name="P1"/>
      <text:p text:style-name="P2">dT_dVa_: <text:s/>-2.3521982958853327 </text:p>
      <text:p text:style-name="P2"/>
      <text:p text:style-name="P2">dT_ddelta_t_: <text:s/>90.27942950194785 </text:p>
      <text:p text:style-name="Standard"/>
      <text:p text:style-name="Standard"/>
      <text:p text:style-name="Standard"/>
      <text:p text:style-name="Standard"><text:s/>Second Case </text:p>
      <text:p text:style-name="Standard"/>
      <text:p text:style-name="Standard"/>
      <text:p text:style-name="P2">x_euler_: </text:p>
      <text:p text:style-name="P2"><text:s/>[[61.95]</text:p>
      <text:p text:style-name="P2"><text:s/>[22.29]</text:p>
      <text:p text:style-name="P2"><text:s/>[-110.8]</text:p>
      <text:p text:style-name="P2"><text:s/>[27.35]</text:p>
      <text:p text:style-name="P2"><text:s/>[0.6196]</text:p>
      <text:p text:style-name="P2"><text:s/>[1.423]</text:p>
      <text:p text:style-name="P2"><text:s/>[0.5177]</text:p>
      <text:p text:style-name="P2"><text:s/>[0.009033]</text:p>
      <text:p text:style-name="P2"><text:s/>[0.4849]</text:p>
      <text:p text:style-name="P2"><text:s/>[0.004988]</text:p>
      <text:p text:style-name="P2"><text:s/>[0.1687]</text:p>
      <text:p text:style-name="P2"><text:s/>[0.1718]] </text:p>
      <text:p text:style-name="P2"/>
      <text:p text:style-name="P2">x_quat_: </text:p>
      <text:p text:style-name="P2"><text:s/>[[61.95]</text:p>
      <text:p text:style-name="P2"><text:s/>[22.29]</text:p>
      <text:p text:style-name="P2"><text:soft-page-break/><text:s/>[-110.8]</text:p>
      <text:p text:style-name="P2"><text:s/>[27.35]</text:p>
      <text:p text:style-name="P2"><text:s/>[0.6196]</text:p>
      <text:p text:style-name="P2"><text:s/>[1.423]</text:p>
      <text:p text:style-name="P2"><text:s/>[0.9387]</text:p>
      <text:p text:style-name="P2"><text:s/>[0.2474]</text:p>
      <text:p text:style-name="P2"><text:s/>[0.06568]</text:p>
      <text:p text:style-name="P2"><text:s/>[0.2309]</text:p>
      <text:p text:style-name="P2"><text:s/>[0.004988]</text:p>
      <text:p text:style-name="P2"><text:s/>[0.1687]</text:p>
      <text:p text:style-name="P2"><text:s/>[0.1718]] </text:p>
      <text:p text:style-name="P2"/>
      <text:p text:style-name="P2">f_euler_: </text:p>
      <text:p text:style-name="P2"><text:s/>[[24.28]</text:p>
      <text:p text:style-name="P2"><text:s/>[12.61]</text:p>
      <text:p text:style-name="P2"><text:s/>[1.296]</text:p>
      <text:p text:style-name="P1"><text:s/>[-0.5147]</text:p>
      <text:p text:style-name="P1"><text:s/>[0.1785]</text:p>
      <text:p text:style-name="P1"><text:s/>[5.344]</text:p>
      <text:p text:style-name="P1"><text:s/>[0.006844]</text:p>
      <text:p text:style-name="P1"><text:s/>[0.06173]</text:p>
      <text:p text:style-name="P1"><text:s/>[0.2326]</text:p>
      <text:p text:style-name="P1"><text:s/>[1.831]</text:p>
      <text:p text:style-name="P1"><text:s/>[1.384]</text:p>
      <text:p text:style-name="P1"><text:s/>[-0.2737]] </text:p>
      <text:p text:style-name="P1"/>
      <text:p text:style-name="Standard">A_: </text:p>
      <text:p text:style-name="P2"><text:s/>[[0 0 0 0.8847 -0.4011 0.2376 0.7173 1.025 -12.73 0 0 0]</text:p>
      <text:p text:style-name="P2"><text:s/>[0 0 0 0.4661 0.7709 -0.4342 -1.365 0.5401 24.22 0 0 0]</text:p>
      <text:p text:style-name="P2"><text:s/>[0 0 0 -0.009033 0.4948 0.8689 -0.1732 -27.37 8.882e-14 0 0 0]</text:p>
      <text:p text:style-name="P1"><text:s/>[0 0 0 0 0.1718 -0.1687 0 0 0 0 -1.423 0.6196]</text:p>
      <text:p text:style-name="P1"><text:s/>[0 0 0 -0.1718 0 0.004988 0 0 0 1.423 0 -27.35]</text:p>
      <text:p text:style-name="P1"><text:s/>[0 0 0 0.1687 -0.004988 0 0 0 0 -0.6196 27.35 0]</text:p>
      <text:p text:style-name="P1"><text:s/>[0 0 0 0 0 0 -0.000339 0.2323 7.63e-05 0.998 0.006385 0.00459]</text:p>
      <text:p text:style-name="P1"><text:s/>[0 0 0 0 0 0 -0.2326 -0.001453 0.0002793 0.0009746 0.8679 -0.4932]</text:p>
      <text:p text:style-name="P1"><text:s/>[0 0 0 0 0 0 0.06018 0.00278 -0.0004931 -0.001795 0.4966 0.866]</text:p>
      <text:p text:style-name="P1"><text:s/>[0 0 0 0 0 0 0 0 0 0.0205 -0.1325 -0.1307]</text:p>
      <text:p text:style-name="P1"><text:s/>[0 0 0 0 0 0 0 0 0 0.1393 0 0.04162]</text:p>
      <text:p text:style-name="P1"><text:s/>[0 0 0 0 0 0 0 0 0 -0.02839 -0.02171 -0.0205]] </text:p>
      <text:p text:style-name="Standard"/>
      <text:p text:style-name="Standard">B_: </text:p>
      <text:p text:style-name="P1"><text:s/>[[0 0 0 0.8847]</text:p>
      <text:p text:style-name="P1"><text:s/>[0 0 0 0.4661]</text:p>
      <text:p text:style-name="P1"><text:s/>[0 0 0 -0.009033]</text:p>
      <text:p text:style-name="P1"><text:s/>[0 0 0 0]</text:p>
      <text:p text:style-name="P1"><text:s/>[0 0 0 -0.1718]</text:p>
      <text:p text:style-name="P1"><text:s/>[0 0 0 0.1687]</text:p>
      <text:p text:style-name="P1"><text:s/>[0 0 0 0]</text:p>
      <text:p text:style-name="P1"><text:s/>[0 0 0 0]</text:p>
      <text:p text:style-name="P1"><text:soft-page-break/><text:s/>[0 0 0 0]</text:p>
      <text:p text:style-name="P1"><text:s/>[0 0 0 0]</text:p>
      <text:p text:style-name="P1"><text:s/>[0 0 0 0]</text:p>
      <text:p text:style-name="P1"><text:s/>[0 0 0 0]] </text:p>
      <text:p text:style-name="Standard"/>
      <text:p text:style-name="P1">dT_dVa_: <text:s/>-2.030550857382085 </text:p>
      <text:p text:style-name="P1"/>
      <text:p text:style-name="P1">dT_ddelta_t_: <text:s/>64.67610797818554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21:30:51.618080831</meta:creation-date>
    <dc:date>2023-02-10T21:54:36.435066610</dc:date>
    <meta:editing-duration>PT12M54S</meta:editing-duration>
    <meta:editing-cycles>1</meta:editing-cycles>
    <meta:document-statistic meta:table-count="0" meta:image-count="0" meta:object-count="0" meta:page-count="5" meta:paragraph-count="172" meta:word-count="574" meta:character-count="2813" meta:non-whitespace-character-count="2167"/>
    <meta:generator>LibreOffice/6.4.7.2$Linux_X86_64 LibreOffice_project/40$Build-2</meta:generator>
  </office:meta>
</office:document-meta>
</file>